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Hey. I'm tired. What should I do? I want to rest. I want to play, I want to do whatever, waste my time yeah. I'm tired. Should I do that? Or should I push? </text:p>
      <text:p text:style-name="Normal">I think I've done quite well lately. But I've already done nothing yesterday, nothing more than my routine I mean, which is fairly expensive actually. I'm tired. Can I take a full day off? Or should I keep pushing? I don't know. What should I do? I really want to rest, play, let go. That's right, because of the night front, I have restrictions on play too. I just want to play and have nothing... care about nothing. Hey, I really want to do that. I really do. I really want to just let go. I really just want to do what I want at the moment. My own shackles are necessary, but I want to liberate myself from them today. I'm tired. I just want to play, have fun. What kind of fun, I'm not sure. I just want to pass time. Ahh, I'm afraid I do know how I want to pass time, and right now, that's impossible. Hey, am I making the right choices? Should I really finish university? I thought about it, and if I work on P:TAW, my position might become more favourable. It will most certainly be closer to what I want it to be. Ahhh, this is what happens when I'm tired. Everything I have falters. All my... how do you call them? Resolutions? Decisions? I'm not quite sure. I won't be writing for at least one year and a half if things go well. Should I really go down that road? It sounds so stupid. Why should I do something so stupid when I can play much more intelligently? </text:p>
      <text:p text:style-name="Normal">What about now? What should I do now? </text:p>
      <text:p text:style-name="Normal">I really like writing, I guess. This helped. Thanks. </text:p>
      <text:p text:style-name="Normal">I think we should rest. Lift all restrictions? Is that necessary? Will we rest better if we do? I trust in you. Do you. Do what you think you should. My heart and my mind are in contradiction. Who should I listen to? If I listen to my heart, I feel like I'll never rest. If I listen to my mind, I feel like I'm becoming more of a... that. Like I go deeper down that path. </text:p>
      <text:p text:style-name="Normal">Let's let loose. At least, a little looser than usual Today, rest. For real. Sleep whenever you want. Rest your soul. It's okay to rest, every once in a while. If it's a faillure, so be it, we'll take it head on, like all of our other failures, and we'll walk with it. So, rest. It's okay to rest. Rest.</text:p>
      <text:p text:style-name="Normal"/>
      <text:p text:style-name="Normal"/>
      <text:p text:style-name="Normal"/>
      <text:p text:style-name="Normal"/>
      <text:p text:style-name="Normal"/>
      <text:p text:style-name="Normal"/>
      <text:p text:style-name="Normal"/>
      <text:p text:style-name="Normal"/>
      <text:p text:style-name="Normal"/>
      <text:p text:style-name="Normal">Hello again. Same day, different mindset. I've rested, in a way. My brain is alive anyway. Mr. Robot looks like a very interesting show. Very. It shows levels of intelligence that I love, that I do not possess. It fired up my brain. It also reminded me of something. You can use positioning to produce something far more intelligent than you are. Your own intelligence alone can only get you so far, but coupled with good positioning, the resulting work can be far more intelligent than you are. Something similar happens in TAW. Intelligence-wise, it is more or less on the same level as me. Plot-wise, it is... nope, wrong example. But this is to say that you can write a book that is far more intelligent than you are. A story of far greater intelligence than your own brain is actually capable of. Maybe not far greater, but at least greater. </text:p>
      <text:p text:style-name="Normal">Some may call that accidental genius. But is it accidental? As I've been saying to myself lately (although not recently), should you really be surprised when, putting yourself in a position that is unassailable, your enemies do not attack you? Should you really be surprised when, putting yourself in a position where your attack is unstoppable, your attack isn't stopped? You shouldn't, but I think it's fun to be surprised. So I'll be surprised. As a lie, but I'll be surprised. </text:p>
      <text:p text:style-name="Normal"/>
      <text:p text:style-name="Normal">So here's four numbers. The game is to make them produce 10. You get access to a single set of parenthesis, all basic operators except for the sum, and you cannot string the numbers together. 6.0.1.3. Make 10 with them. </text:p>
      <text:p text:style-name="Normal">I really suck at finding solutions that I haven't been shown before. But my pattern recognition is good. Now, let's try and think out of the box to improve on that thing you suck at. Maybe not out of the box. Just find the solution. It's tricky, apparently. It is, from my experience. It's level 86 of 4=10. </text:p>
      <text:p text:style-name="Normal"/>
      <text:p text:style-name="Normal">Also, I've decided. Where those guys decided to pick up hacking when they were 10, I'll decide to write whenever I want. Not stories, not anything in particular, just whatever I want. Alright, I've got my Duolingo timer running low. And I should stop that bad habit Mr. Robot made me aware of. See you.</text:p>
      <text:p text:style-name="Normal"/>
      <text:p text:style-name="Normal">So apparently writing takes up a lot more of my time than I suspected. Hm. This makes it a good way to pass time. That temporary boost from watching clips of Mr. Robot is fading away, I'll be back to my normal self soon. I wonder what I'll think of this then. No, that's a lie. I don't wonder about that. I don't care. But I did gain the habit of writing '...wonder about...', mostly due to writing. Like, story-writing. Fair. Hey, I did get a little motivation to study Cybersecurity at least. Yeah, we got that. And you get to use your brain in a way you like too, yayy. Alright, I don't think I'll have anything else to write for today. Also, I think I'll forget about using writing to pass the time. Or maybe not. The chances are on the former, but it might be nice if the latter came true. Hey, wanna make it come true? </text:p>
      <text:p text:style-name="Normal">Well, you'll know what to do when you're bored. Or to avoid having you brainlessly spend time on YT. I still need to realize that I have a computer that's fully mine. Bought with my own money. That I earned. And I can therefore do anything i want with it. I can write whenever I want. I can use it whenever I want. I can install whatever I want. I can write whatever I want. Whenever I want. However I want. This is my Nighthawk. Hello, Nighthawk I. Thank you for being with me. I hope I've been treating you well. Alright, that's really it for now. See you.</text:p>
      <text:p text:style-name="Normal"/>
      <text:p text:style-name="Normal"/>
      <text:p text:style-name="Normal"/>
      <text:p text:style-name="Normal"/>
      <text:p text:style-name="Normal"/>
      <text:p text:style-name="Normal"/>
      <text:p text:style-name="Normal">Hello. I'm tired. I'm incapable of managing myself, huh? Oh well. What shall we talk about? </text:p>
      <text:p text:style-name="Normal">Nothing in particular. I just came here because I'm tired. Turns out, because of the restriction lift on my phone, I actually spend YouTube time there more than here. And I don't turn this computer on all that often. Meaning, I don't really get to write to pass time. And now, I do. So what? I wanted to talk about 6013 first, but now I don't want to. let's just give it a name. The Magnus effect. That's enough. What now? I'm kinda hungry. I also don't want to make diner. I'm feeling lazy. Tired or lazy? I can't tell. Is there really a difference between the two? Ahh, figuring that out... nope. I was about to write something completely different. Should I just let my thoughts loose here? Not all of them. But I don't see why not. Let loose those you can let loose. Those who have to wait will wait. </text:p>
      <text:p text:style-name="Normal">Was yesterday too expensive? Dunno. Used my brain a whole bunch. Didn't sleep much after. Woke up early. For no reason. Got about seven hours of sleep. Not enough maybe. No, I was fine in the morning. Not quite so fine now. Ahhhhhh, damn it. I wanted to write someone help me. Why did I not? Because Osrel. I want to grow up a bit. You always want to grow up a bit. Yup, I do. So... does growing up involve not getting help? No. But for this, it does. Does it? You're tired, and studying is something others can't do for you. How do you want help? </text:p>
      <text:p text:style-name="Normal">The goal is too far, it's way out of sight. It's hard to use it as motivation. </text:p>
      <text:p text:style-name="Normal">Let's stop. I don't like it. At all. Feels disgusting somehow. </text:p>
      <text:p text:style-name="Normal"/>
      <text:p text:style-name="Normal"/>
      <text:p text:style-name="Normal"/>
      <text:p text:style-name="Normal"/>
      <text:p text:style-name="Normal">How to handle myself. I have something. it-s close. not the answer, but close. I have to become capable of handling these phases of fatigue. How does my body react to what. What makes that phase pass. For now, the only answer I have is time. That isn't good enough. Too long a time. Healing through Pyxis? Or could it be the case that time is the only solution? I actually have an inclination that it is so. On my own, time is the only medication. With others that might change, but on my own, time. </text:p>
      <text:p text:style-name="Normal">Shit. So it's like a penalty for misplays. Kind of yeah. Something like that. And, it isn't. It's not so much misplays, as it is you spending all your energy and then not recharging. No, wrong again. it's you mismanaging yourself. This afternoon, this morning, what went wrong? Basically, why are we tired? Figure out the answer to that and there you have it. You'll know what went wrong. Feed on your own mistakes. And everyone else's. You're also about to commit another mistake. Right now, you're relaxed. Relaxed enough that you don't want to answer that question. So what? So unrelax? No. Finding an answer, waking up, doesn't involve un-relaxing. However, you re becoming more agitated as you write this. More excited. So, relax. Relax, and... I don't know. Effortlessly. Effortlessly, try to answer that question. What went wrong? Where could you have incurred an energy debt? Effortlessly. Active brain, but effortlessly. </text:p>
      <text:p text:style-name="Normal">Composite, as always. It's never just one thing or two. As always. So, ultimately it comes down to the fact that a combination of factors made you very tired. You tire quickly, mentally. You have guessed the factors, now, and you have also guessed that such things are not easy to prevent. Therefore, we must find ways to minimize cost and recover. Recover is only time, but not all time is spent equally. One hour of sleep does wonders. Three hours of Internet, not so much. So, you know how to recover now. At least, a more efficient way to recover. What about spending less? How could you have spent less? That's... hard. It's more of an on-the-spot thing. Hmm, so keep it in mind then. What I could think of, however, is how I could recover more. Spend more time lying in my bed, doing nothing. It's recovery. And by doing nothing, I mean doing nothing. Actual nothing. Not useless stuff. </text:p>
      <text:p text:style-name="Normal">Alright, that's enough for now. Let's go back. </text:p>
      <text:p text:style-name="Normal"/>
      <text:p text:style-name="Normal">The importance of simple stories. Of short, simple, fun stories. Children's books. Simple stories. Fun. I wonder. Oh, and I should also really get rid of that self-preservation instinct. If I don't write that here, if I don't write it, I'll end up forgetting about it. Because. I was thinking of preserving myself. So, let's do the exact contrary. No, not true. Let's listen to our heart. Let's write what we wanted to write. So, as I was saying, the importance of simple stories. Simple fairy tales. When they're done well. I love them. But I haven't read even one. So why do I have impressions of what reading them would be like. Imagination, I think. We should imagine stories, if we're not going to read them. But that takes away the no-cost thingy? That's where you're wrong. It's like Union's power. Costly to set up. But when you reap what you sow. Basically, it's a system that generates more energy than it uses, when it is used properly. In other words, good recovery. Just remember that time we imagined how Shiiro and Orion first meet. How they first compete. It was fun. It was just imagination, and yet we laughed quite a lot. It was fun. </text:p>
      <text:p text:style-name="Normal">So, now that I'm done straying down that unnecessary path that I wanted to talk about for some reason, let me come back to something else I wanted to talk about. Simple stories. I've never read them. Or maybe I have. Yes, I have, in the past. Simple stories. Did you know that my favourite book is Alice In Wonderlands? i was also quite interested in the Little Prince, but re-reading it about a year ago I disliked the author's style. Feels too much like he's pretending to be a kid. It didn't feel like I was that kid. Maybe I'm too biased. These simple stories, they're fun. They're relaxing. And they take you away. My world is lonely. By my hand, of course. But it is lonely. When I read Alice, I don't care about that. By the way, I don't like Alice in The Looking Glass as much. Too organised. The chaos is missing. There is a goal. I didn't really like that. And the Wizard of Oz. Deep down, I feel like it could have been better. Mainly for the ending. I felt like that when I finished it. The Wonderful Lizard Of Oz? Hm. That sounds good. </text:p>
      <text:p text:style-name="Normal">And so, I've actually been wondering: simple stories, does Miku also like them for the same reason? </text:p>
      <text:p text:style-name="Normal">To erase. Hey, future me. I wonder if you can figure out what I was referring to when I wrote to erase. I really wonder. Because, it's not obvious at all. In fact, devious might be fitting. As in, trick question. Will you figure it out? Should I write the answer? I want to know, is it possible for you to become the kind of person who immediately knows what I was referring to? Because I think the chances of someone, anyone immediately understanding that are low. To erase, my self-preservation instinct. That is the answer. Did you get it right? You might not have forgotten yet. Now that I've written it down, it has a high chance of being etched into my mind. Writing does that to me. Some are completely wiped out from my memories, others stay forever, like dreams waiting to be woken up. </text:p>
      <text:p text:style-name="Normal">Miku reads books slowly. I don't know that, but it's my guess. She likes to enjoy the things she does, from what I've seen. So maybe she reads books slowly. I should enjoy things more too. What's there to enjoy? Lots of things. Hey, was it her who said that it was obvious, why we were here? I think so, in a song. We're here to be happy. That's what she said. I don't care whether those were truly her words, but it made so much sense. I loved that answer. To be happy. To find happiness. </text:p>
      <text:p text:style-name="Normal">On your side, of course, you still believe in growth as the answer. But, it makes so much sense. To be happy. Happiness. To erase, my instincts of self-preservation. I love her. A bit too much, probably. Yup, definitely. So, now that we're growing up ever so slightly, what do we do? Continue down this path. See where it goes. As far as I know, it ends in emptiness. A good emptiness. Nothing important awaits me, except for my freedom. Is that important? In the grand scheme of things, for the entire universe, I actually have a feeling that the answer is yes. Hmm, if i write all of my thoughts on that down, I might need to stall the release of this particular document, or censor it. And, it's a pain to talk about it. As in, too long, don't wanna. So let's not. So, my freedom. Nothing of importance then. Good. And nothing else. At least, I should expect nothing else. I'm hungry. Here, have some discipline, it's on the house. Stop snacking. The Wonderful Lizard of Oz! Wasted potential, that's the exact expression. The one I was looking for. </text:p>
      <text:p text:style-name="Normal">So, does Miku read books slowly? Who knows, I don't. Slight growth. Little by little. Word by word. Decision by decision. That's right. Growth happens decision by decision. Some will be small, tiny, others will be bigger. Growth happens, decision by decision. Step by step. So, every time you make a decision, think of it: you will choose. Whether you'll grow up a bit or not. And it's ok to not always grow up. </text:p>
      <text:p text:style-name="Normal">You know, I only figured it out as I wrote it, that growth happens decision by decision. I only figured it out now. But now that I have, I will make use of that knowledge. Growth happens decision by decision. As it happens, what I want the most is to grow up into someone I love. And, erase, of course. Writing really is an excellent way to pass the time. </text:p>
      <text:p text:style-name="Normal">Did you know that Fubuki and Aqua compete in my heart as my favourite Hololive Vtuber? Despite how little I know of Aqua and how much of an adorable chaos lord Fubuki can be, Aqua competes 90% because she simped for Miku in that one video. And it made me so happy. Like. We could probably talk about seyuus forever. Also because Aqua is an introvert. An extreme introvert. Yes. Good. Let introversion spread around the world. </text:p>
      <text:p text:style-name="Normal">So anyway what are we doing here? Shh, no no no. No talk about that. No no no. We here. That sufficient. </text:p>
      <text:p text:style-name="Normal">Well, I see it can be quite fun to write. And it helps. And it's fun. Huh. Two in one. Not bad. It's not as fun as story-writing done proper, but it's not bad. Not bad at all. How much time have we spent? Fuck me one hour. Something like that. Fuck me. Not. Hold. Actually closer to forty minutes? See I'm gonna have to protest to the English language. Why s it four, then forty. Like, it's not even American English, but it's forty. Where's your pride gone, England? use Fourty like a real man. Come and have at it you coward. Someone officialise fourty right this moment. What the fuck do you mean officialise is not a word? Well make it. yes it is. Why do you mark it as wrong then? </text:p>
      <text:p text:style-name="Normal"/>
      <text:p text:style-name="Normal">Huh. Our virtual pet is wandering around the app. I thought it wasn't supposed to show up in full screen apps. Oh well, welcome aboard I guess. So do you want a dog or a cat? Hmmmmmmmmm. I don't know. Sometimes I tell myself that I was probably a dog in my previous life. Or a cat. or a tiger. Or a... whatever, a whole lot of things. In any case there were a lot of cats. So do I want to be a cat or a dog? <text:s text:c="1"/>I feel like the original question was slightly different? Your impression. Carry on. HMMMMMMMMMM. Hard. Dunno. Can I be both? like one part in a cat and another in a dog? You're stupid enough as is imagine splitting your intelligence. HEY. </text:p>
      <text:p text:style-name="Normal"/>
      <text:p text:style-name="Normal">Ahem, so anyway. Growth happens decision by decision. So, what will you do now? Writing this whole thing was quite fun. I didn't feel time pass anyway. And I love that. That also happens in Miku's Line Lives. They end so quickly. Is it the switch between the arguments that makes that happen? Maybe, that's certainly what therese two things have in common. And maybe more. Ahh, it's a shame Line Live ends their service in March. Apparently it will be replaced by Line Voom within the year. It's so sad. There are a lot of goodbyes this year, and we're 13 days in. Like, Bandori's third years graduating. What. Why. </text:p>
      <text:p text:style-name="Normal">And here I thought you were the one who wrote about learning to say goodbye. <text:line-break/>Yes that would be me. But. It's. Different...? No it isn't. Ha... I'm still not ready to say goodbyes yet. but thankfully, for all these things, the end of one thing marked the beginning of something else. New corners for Pikumi next week. And I love how they're keeping Pippon Grand Prix. Everybody loves that one. </text:p>
      <text:p text:style-name="Normal">Anyway this paragraph was meant to mark the end of my writing stuff today but clearly that didn't work out. I really don't want Kanon to graduate. And the literal four fifths of Roselia... And Kanon... Like, Kanon was enough, but Kaoru too... Why... Don't wanna. </text:p>
      <text:p text:style-name="Normal">Lowkey, we are learning to say goodbye. That's good. Decision by decision. That's right. Decision by decision. So, what will you do? This is enough for today. It is. I'm human. I will die one day. Let's make it a good life. One worth living. Yup, let's do that. We'll die one day. Everyone will. There will be no one left to make you feel embarrassed. So, erase. Erase it, that self-preservation instinct. Eventually, there will be oblivion. For good or bad, for better or worse, there will be nothing. And maybe, because of a certain book, there won't be oblivion. There will be an end. And that end will mark a new beginning. Maybe. Maybe not. Maybe, because of another book, others will live lives worth living. I hope so. I want it to be so. So let both of them be good books. Make them. Decision by decision. Goodbye, then.</text:p>
      <text:p text:style-name="Normal">Ahh, an actual thirty minutes that I didn't feel. Good. Writing is good. it's fun. Goodbye. And because I really want to write it, because I feel the erasure, however temporary it is, I really love Miku. I love her too much, probably. In order of most love, Pyxis, Mikku, Moeshi. Those three for some reason a couple orders of magnitude more loved than the runner-ups. Especially Pyxis. Very especially. </text:p>
      <text:p text:style-name="Normal">ANDRY WE WERE SUPPOSED TO STOP WRITING DAMMIT. HERE, HAVE SOME DISCIPLINE, IT'S ON THE HOUSE. </text:p>
      <text:p text:style-name="Normal">Ahhh, it's really fun to write. Goodbye. For real this time. Hopefully. Are you sure about that? Stop it. Stop. We won't stop if you keep this up. Oh I know what you're doing. You won't stop this way. Alright, that's quite enough already. Let's go, dinner is served too. Goodbye, for real real this time. See ya</text:p>
      <text:p text:style-name="Normal"/>
      <text:p text:style-name="Normal"/>
      <text:p text:style-name="Normal"/>
      <text:p text:style-name="Normal"/>
      <text:p text:style-name="Normal"/>
      <text:p text:style-name="Normal"/>
      <text:p text:style-name="Normal">So I was walking back from the pharmacy. You know, I was wondering: what does it look like to be free? Life is like landing on a salt plain, there is nowhere in particular to go, no particular goal we must reach. Maybe that's why it's obvious we should search for happiness. Why a salt plain? Because it reflects the sky, so it's beautiful, and empty. It's what I like, what I want. Now what, but something. And I don't know where freedom lies. I've made some theories, some conjectures, so I've a place I want to be in. But, most of my steps are also not in that direction. Unlike normal humans, in this place, we can walk in different directions at once, I guess. And, most of my steps, they don't go any closer to that place, to freedom. Maybe we do go in only one direction. Just that there are many places to go to, as many places as there are combinations of everything. An infinite amount of places. And, most of my steps do not go towards freedom. Most of the time, I just walk in place. Sometimes I even go backwards. But a few times, maybe I go forward. Sometimes, I make a bit of progress. And, little by little, progress by progress, I want to get there. </text:p>
      <text:p text:style-name="Normal">I was wondering, what does it look like to be free? I wondered what it looked like, what it felt like. I said to myself that it was a million hands pushing me to do what I want, a million spears ready to pierce my body on the first misstep, it was complete, total, unrelenting control over myself, utter discipline. And I wasn't thinking seriously. And still, I wasn't thinking properly. I wasn't thinking seriously. I let my emotions talk. And they made me feel something strange I won't try to put into words. Or maybe a bit. It's that usual feeling, of relaxation, of... nothing in particular. Because, a sentence had popped up in my mind. I was thinking that freedom is not allowing anything to distract me, to move me. Then, I thought that that was not it.</text:p>
      <text:p text:style-name="Normal">A sentence popped up in my mind, one that I couldn't finish.</text:p>
      <text:p text:style-name="Normal">Freedom is allowing everything to touch you, allowing everything, and...</text:p>
      <text:p text:style-name="Normal">I don't know how to finish that sentence. Allow everything then what? Definitely not give in to everything. Allow everything then what? I'm sure my heart knows the answer. I'm sure I know the answer, but I don't know the words. I'm sure my body knows it, it knows how it feels, it knows what to do after allowing everything. But I don't. I don't know what to write. So, I, leave this sentence unfinished. Maybe one day we'll know how to complete it. Not now though, now, I don't know how to continue it.</text:p>
      <text:p text:style-name="Normal"/>
      <text:p text:style-name="Normal">You know, I believed that the answers couldn't be found at the back of the textbook, because there is no textbook. Oh, I don't mean anything profound like the meaning of life or whatnot, I mean technical stuff, university stuff. So one who was born 100 years ago and thrown into 2021 would find the Internet an absolutely stunning thing, it has the answer to almost everything. Well, not quite. A lot of the technical stuff does not have answers. Not explicit anyway. You'd still need to ask a teacher to get a direct explanation. So anyway along came OpenAI's ChatGPT and all of that is gone. Need to know something? You know who to ask. Something needs explaining? Yup, there you have it. AI is really incredible. It's even more incredible when you think that it's just really maths on steroids. Well, I'm oversimplifying it. There's a lot of disciplines going into it. I'm not sure which the main ones are. Algorithmics, maths, linear algebra, that's in maths, and what else? In any case, lots of science. </text:p>
      <text:p text:style-name="Normal">Sorry, I got distracted. Let's go back.</text:p>
      <text:p text:style-name="Normal"/>
      <text:p text:style-name="Normal"/>
      <text:p text:style-name="Normal"/>
      <text:p text:style-name="Normal">Hey. I want you to promise me. However hard it gets, you'll try. You will fail, I know that. We both do. But you'll try. You, you promised me to do your best to become free. You wrote a letter to future us, asking him if he was free, if he loved himself, and if he loves us. I want the answer to all of those questions to be yes. And this must start with you. Ahh... It's all me, all about me... Of course it is. Of course it is. If I don't care, who will? And, I am all I've got anyway, so let's do our best with. </text:p>
      <text:p text:style-name="Normal">No, that's not what this was about. I do not care whether this is selfish or not. It does not matter. What does matter is my request, and your response. How will you answer me? AAAAhhhh, I've ruined it with that thing above. </text:p>
      <text:p text:style-name="Normal">Maybe you did, but that does not change what I ask of you. I ask you a favour. I do not know what kind of consequences accepting it and not accepting and doing it and not doing it has, but I do know that if you accept it, and you do it, I might. No. We might become happy. Why we? I'm not sure. I wanted to write it. I want to do my best. I'm not asking anymore. I'm doing. I will do my best. I don't know where this will lead me, but this is what I've got. This is my life. The entirety of my life. I will give it to you. I will fail, more often than I can count, but I will try. And I will keep on trying, over and over and over, as many times as it takes. As much as I can. I will do my best, now and forever. See you.</text:p>
      <text:p text:style-name="Normal"/>
      <text:p text:style-name="Normal"/>
      <text:p text:style-name="Normal"/>
      <text:p text:style-name="Normal"/>
      <text:p text:style-name="Normal"/>
      <text:p text:style-name="Normal"/>
      <text:p text:style-name="Normal"/>
      <text:p text:style-name="Normal">Back up, back down. Hello, has been a while. A very long while. Probably one week or two. So hello. I have no plans, though I have a reason why I came. I came here to get motivated to study. Really has been a while since I last wrote. I'm not all that used to it anymore. Ahh, the speed. Ahh the wordcount. The oh so painful wordcount. Ahh, this unique way of speaking that only exists in writing. The time lag between typing each word and thinking them up, just enough to give me time to think more, to think about what I'm actually saying. Has been a while. So, hello.</text:p>
      <text:p text:style-name="Normal">I wanted to motivate myself to study, and waste time in a better way. Let writing be the better time-waste. Yes, not that hour-sucking thing called YouTube. In other words, I have to get used to the fact that this is MY computer that I can use whenever I want, and therefore I will use it whenever I can to write instead of wasting time on YT. So, hello. </text:p>
      <text:p text:style-name="Normal">How do I motivate myself to study by writing? No idea. Told you, don't have no plan. I'm just here. The internet is a wonderful thing. A working miracle. It is. How in God's name do you make something so massive, so complex work so well? As it happens, I'm studying that. It's impressive how the pieces are put together. Hmmmmmm, writing. Typing isn't ideal. I mean, the keyboard is good, but, it's the fact that I'm typing on a laptop. Hmmm, I wonder if I should get those special keyboards just fro writing. Like, thos that come in two parts or something. Alright, for now I want to procrastinate so I'll procrastinate a bit.</text:p>
      <text:p text:style-name="Normal">拝啓、未来の私へ、今そこで。。。</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 am approximately one thousand percent done with myself. So much bullshit, so much bullshit, only bullshit. All bark, no bite. I'm so fucking done with you. What the fuck do you even do? Waste oxygen, waste money, a fucking waste. Holy shit a fucking waste. Fuck me what a waste. </text:p>
      <text:p text:style-name="Normal">Ahhh, and even now I'm letting my emotions loose, I realize. You lie. So much. SO so much. You're tired, and you're unable to control yourself. Have some self-control. I'm burnt out, from doing nothing? No. Or maybe yes. I don't know. I can't bring myself to do anything. I can't. I can, but I don't. It's not easy. And now I'm tired. I knew the right moves, and I didn't play them. What the fuck am I even doing? I'm so tired. I wasted two days already. Kinda. The first halves went well, but then all went to shit. Hey, watch your tongue. <text:s text:c="1"/>After everything I've said? Yes, after everything you've said. I don't wanna do anything, I just want to play and have fun. But nothing's fun, nothing's truly fun. I know true writing would probably be fun, but I have no access to that, and god the amount of work before we get to have fun. So what do I do? Just lick my wounds and hope <text:s text:c="1"/>tomorrow's better? That might be my best move. What are my alternatives? The day isn't over yet, so use up my remaining energy to do stuff. Set myself up for tomorrow, I guess. And hope I do better tomorrow. So it's down to that thing? Again? Hope. No matter what we do, it's always down to hope. Not true. But damn I'm tired. </text:p>
      <text:p text:style-name="Normal">What do I have to look forward to tomorrow? What reason do I have to get up? Ahhh, as usual, nothing. I'm not pessimistic, I'm realistic. </text:p>
      <text:p text:style-name="Normal">Happiness? It's so far away I don't even know what it looks like. Far, far away. Some say it's close, it's in the moment. I don't buy it. Some say you should love yourself for who you are. I don't believe in that. I believe both are earned. I do. Self-love, happiness. I believe both are earned. Just like respect, and maybe like confidence. Confidence is a slightly different matter, how much one gains from their own action is highly variable from person to person. Is that not the case for love and happiness? I do not know. It might be. In that case, I'm stuck with someone with rather high standards. Doesn't accept much. Have to change that. The right balance. Of everything. Where did we lose it? We never had it. Not when we were born, not ever. Let's head towards it. Fail our way forward. No, balance. Sometimes win, other times lose. Sometimes slowly, sometimes quickly, make our way forward. Towards the future. Tomorrow-wards, always. Maybe to the person we want to be.</text:p>
      <text:p text:style-name="Normal">Some days go well, they are rare. Moments that go well, less rare. Busy times. A goal. I miss it. That emptiness of not having anything to worry about. Because I know I have something to fill it with. Can I throw away the university? I want to. Thus never re-pay my debts? Yup. Do you want to be such a person? Nope. but, at least now, I really want to just throw away university. I won't. I hope I won't. I want to finish it properly. True freedom, I think it's called. Not running away. From my mistakes. Oh so many mistakes. So many blunders. I'm tired. </text:p>
      <text:p text:style-name="Normal">I wonder if this life will be special. It's up to me. Maybe it will be, maybe not. It's up to me. What shall we do? I'm tired, but I want to do stuff. No, you don't, but you're slightly motivated. Just a tiny bit. The idea of studying stuff that I don't actually care about turns me off. In fact, there's very little I have interest in. University is not one of them. I have lied that it is, and in the future I may say white lies that I liked it. Truth is, I don't particularly care. If possible, I'd like to abandon. It's not possible of course, I don't give myself that possibility, but I entertain it, that idea. What would my days look like? If we found a way to abandon university and stay here. It's probably easier than I think, but, well, I don't give myself a possibility. I want to finish it. Then what? Then hope other seeds we planted help us? So... hope and pray? That's about it yeah. </text:p>
      <text:p text:style-name="Normal">Ahh, writing is so much better than most everything. Even when it's just sporadic, even when it's just my mind. It's something else when it's serious. It's To A World, it's fun, it's emotions, it's everything, a whole new world, a storm of emotions. Is it? Hmm, maybe. So... what do we do? I do not know. I'm still rather tired., who knows how much rest Night will allow me. Is there something fun we can do before we sleep? Something fun, you say. Maybe write then. Stories. </text:p>
      <text:p text:style-name="Normal">What stories? You know it doesn't work like that for me. Except for 2142. Yeah, we've neglected Anki for a while. WK was too good an excuse for you. I want to go back on it. It's actually important. Something tells me that it's actually important. Not like many other things. Maybe we should go back to it. Right now? Right now. Then, let me finish a task and go there. We'll have lots to do. Anki is tiring, so tiring, takes up hours. Because you're diligent. Ahh... Weird... Saying that about myself. It's true, but it's weird to say it. I don't like the truth when it's a compliment, I only like it when it's an insult. That's one of the imbalances I have towards myself, born from the habit of looking down on myself and staying humble out of fear of some karma or whatnot. Why did I look down on myself so much? Dunno but it was stupid. Don't do this kids. Eat this lesson: don't look down on yourselves, but don't think too much of yourselves either. Maximize accuracy, and if possible maximize precision too. Then, you will be in a far better position than I am to do stuff. Like, loving yourself. </text:p>
      <text:p text:style-name="Normal">It's strange how we've decided here that we'd do anki. Huh. Not that our other decision-makings are less spontaneous. Creating words on the go... Imagine that, a ten million dollar fund to create a new language. If we can...</text:p>
      <text:p text:style-name="Normal">Alright, what needed doing was done. Shall we move to anki? We've got lots of catching up to do. And maybe a few new stories to write. Some, in Anki, others in our heads. So many stories. I remember them. How many of them we wanted to put into TAW. It was a mess. Such a ridiculous mess. Stories completely unrelated, that don't do anything for the plot. There was no plot. Just stories. It was two thousand one hundred and thirty-six stories. Later corrected to fourty-two. Bring it English, fourty. I'm tired. Let's bring our remaining energy somewhere else. Somewhere better. A place, in our minds. A world. Let's go.</text:p>
      <text:p text:style-name="Normal"/>
      <text:p text:style-name="Normal">So, while writing stuff on Anki, important stuff came up. Very important stuff. You see, I have a certain opinion on bubble tea that I have yet to write down. It's good, oh so good, but it's also so... fleeting. It's delicious, but only for a moment. That sweetness, that flavour... so fleeting... There's probably something poetic in there that I won't bother searching for. No, not probably. There is. And I won't search for it. I mean, it's not even necessary, but I won't expand on it. Been so long since I listened to Bubble Tea... It wasn't part of the December period, somehow didn't fit into TAW. Only to a degree though. We did like chill, cute songs. Wordless melodies. They were part of December. Also since it's English why don't they write it Decembre? You know, you went through the trouble of stealing it from the French so might as well. Actually I don't know if they stole months too? Maybe not. In any case, if there were consistency in the English language, it wouldn't be what it is. Evolve the way you are, English. </text:p>
      <text:p text:style-name="Normal">So... the important thing? Right, bubble tea. I had an idea at some point. I'd love it if that flavour lasted more than just a moment. I'd love it if it lasted as long as I was drinking. How do we do that? Dunno, it's that sweetness. It's so sweet. It's such a unique sweetness. has a strange thickness to it, a certain consistency. Hard to describe. I want more bubble tea. Bubble tea is good. Shiiiro. That's one more i than necessary. The image that inspired her design, in my mind. Shiiiiiiiiro. That's a few more i's than necessary. How many i's can I get away with? Before the police arrests you? Dunno, maybe ten?</text:p>
      <text:p text:style-name="Normal">Alright, so Shiiiiiiiiiiro～　They won't arrest me right? Probably not. Changed the background to Bubble Tea because that's the subject. Should we go back to Anki? Probably. Let's go. You're still childish. Yes, and I should grow up a bit. Yes. In certain aspects, yes. In others, don't change.</text:p>
      <text:p text:style-name="Normal"/>
      <text:p text:style-name="Normal"/>
      <text:p text:style-name="Normal"/>
      <text:p text:style-name="Normal"/>
      <text:p text:style-name="Normal"/>
      <text:p text:style-name="Normal"/>
      <text:p text:style-name="Normal"/>
      <text:p text:style-name="Normal"/>
      <text:p text:style-name="Normal">Toxicity. It's a good thing. It isn't, but it's necessary. Too sweet, too much sweetness. Sometimes things are too sweet. So we need that toxicity. It reminds me that toxic potatoes like Flamu are good to have. Gotta love that toxic potato. So anyway, I just watched a video from a certain guy called The Hated One, in which he criticizes Kurzgesagt. And then read Kurzgezagt's answer, and then THO's answer to that. And I thought: this guy reminds me of Flamu. Toxic is the wrong word of course, it's more like a token of appreciation, but it does give the idea. In a way. A very convoluted, far-fetched way maybe. Being critical... what's the word? Sceptical. What a nice word. I'm not sceptical enough. Never am. Brains don't like to think. Brains are expensive. Very expensive. If they could possibly do so, they'd rather spend nothing at all. And brains also like being force-fed streams of input of seemingly useful information. That doesn't make for a very good combination does it? And I read a certain comment on the Reddit thread: critical thinking is a muscle, and in my case it's thoroughly under-developed. Working out is tiring. Working out is expensive. Working out that muscle requires using your brain. Your brain doesn't want to be used. It doesn't. So anyway, willpower. Another thing I was thinking about. Just... force things into being, force myself to do stuff, no matter what. Is willpower another muscle? It just might be. Let's train both. Good luck, and fair seas. Let there be sweetness, and let there be toxicity.</text:p>
      <text:p text:style-name="Normal"/>
      <text:p text:style-name="Normal"/>
      <text:p text:style-name="Normal"/>
      <text:p text:style-name="Normal"/>
      <text:p text:style-name="Normal">How should one react to a minor defeat? Especially after a big win. What about bouncing back immediately, acting as we should. You know, pretend we never had that pawn in the first place. No, no pretending. There will be no pretending. There will be taking that loss, and there will be moving forward. Moving forward. With best play. As good as you can. You know what the right thing to do is. At our level, it's easy, it's obvious. When we grow up, maybe it won't be obvious anymore. But here, now, it is. Go. To. Sleep.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o be kind. Sometimes, I think it means to be selfish. sometimes, I think it's better to be selfish. To not give. To pay more attention to oneself. Because, some things are important to you too. Very important. They might seem trivial, but they're your pen. They've been with you, for many words. For many of your attempts at beautiful words. I know, no I don't, but I'm pretty sure no one will give that pen as much importance as I do. Not the person asking for it, not anyone else. It's my pen. Just me. </text:p>
      <text:p text:style-name="Normal">I want to believe in kindness. It's not always easy, it's so naive. But I want to. What is kindness? How is one kind? Was it kind of me to refuse? Would it have been kinder to give? <text:s text:c="1"/>Money is easy to give. A pen, no. Sentimental value. As opposed to wanting. Wanting for the sake of having. A wanting that lasts for moments, as opposed to sentiments that stick. And yet, was I right? I do not know. I do not know. I can tell the probabilities, maybe, but I cannot predict the future. It's that small sliver of chance, that maybe that pen would have been so much more important to someone else than it is to me. That's the reason why I don't know. Because it's there. Hope. With kindness. </text:p>
      <text:p text:style-name="Normal">I'm terribly flawed. A bad machine. Trying so hard to improve. Objectively, making great leaps from where I stood, yet subjectively, still so far away from where I want to be. And the latter holds more weight than the former. Not that I dis-regard the former. I've at least grown enough to know otherwise. But it's always tomorrow-wards. Second by second, step by step, we always advance towards tomorrow. Still so childish in sections of the heart that shouldn't be childish. A soul that has a lot of growing up to do. And has a hard time doing it. Theory is all well and good, but it's hard to put into practice. For me, it's so hard. Habits die hard. In constant search of new habits, even though it takes so much time to form one. I'm making steps forward, but it's so clumsy, so slow. So, time. Cores change slowly. Who I am at my core, that changes very slowly, so very slowly. Don't let it fool you into thinking that it doesn't change. It does. But it's slow. It's your core after all. It's the core of who you are. It can change. </text:p>
      <text:p text:style-name="Normal">My, we've strayed. How unexpected, right? I'm a bit tired. Good night, though we won't sleep right away. Actually, let's sleep ASAP. Fine, let us. Good night.</text:p>
      <text:p text:style-name="Normal"/>
      <text:p text:style-name="Normal"/>
      <text:p text:style-name="Normal"/>
      <text:p text:style-name="Normal"/>
      <text:p text:style-name="Normal"/>
      <text:p text:style-name="Normal"/>
      <text:p text:style-name="Normal">What's the point of meditating under a waterfall? I've seen it done, in Vagabond, back in November. And the point is. Focus? Not... really. The point is rather hard to put into words. The idea is simple, but I do not know a word for it. It combines awareness, peace, focus, discipline, and peace. Peace is important. That's my take on it anyway, but the main point is: you thoroughly lack it. Just as you lack discipline, and much of everything else. Discipline... Seems as though it's an important part. Allows lots of things. </text:p>
      <text:p text:style-name="Normal">Some call it zen, but I want to encode it with a word of my own. Harmony. I like the sound of that. Harmony. Then, harmony it i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